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Cambria Math'" style:font-family-asian="'Cambria Math'" style:font-family-complex="'Cambria Math'"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Cambria Math'" style:font-family-asian="'Cambria Math'" style:font-family-complex="'Cambria Math'"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Cambria Math'" style:font-family-asian="'Cambria Math'" style:font-family-complex="'Cambria Math'"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Cambria Math'" style:font-family-asian="'Cambria Math'" style:font-family-complex="'Cambria Math'"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Cambria Math'" style:font-family-asian="'Cambria Math'" style:font-family-complex="'Cambria Math'"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office:automatic-styles>
  <office:body>
    <office:text>
      <text:p text:style-name="P1"><text:span text:style-name="T1">Image Numérique 3ieme année.</text:span></text:p>
      <text:p text:style-name="P1"><text:span text:style-name="T2"/></text:p>
      <text:p text:style-name="P1"><text:span text:style-name="T3">Mr Franck.</text:span></text:p>
      <text:p text:style-name="P1"><text:span text:style-name="T3">Email :<text:s text:c="2"/></text:span></text:p>
      <text:p text:style-name="P1"><text:span text:style-name="T4"/></text:p>
      <text:list text:style-name="L2">
        <text:list-item>
          <text:p text:style-name="P2"><text:span text:style-name="T5"> : Edmond couchot. Livre - Arts réseaux et médias.</text:span></text:p>
        </text:list-item>
      </text:list>
      <text:p text:style-name="P3"><text:span text:style-name="T6"/></text:p>
      <text:p text:style-name="P3"><text:span text:style-name="T7">Les médias sont des moyens de communications fondamentaux mais, principaux, ne laissant aucunes autres formes de communication passer. </text:span></text:p>
      <text:p text:style-name="P3"><text:span text:style-name="T7">Les médias se transforme en art et le son devient aussi une forme d'art.</text:span></text:p>
      <text:p text:style-name="P3"><text:span text:style-name="T7">L'application de l'art sur les médias devient l'art de la communication.</text:span></text:p>
      <text:p text:style-name="P3"><text:span text:style-name="T7">L'image numérique est d'abord une simulation du réel, et non plus une reproduction optique.</text:span></text:p>
      <text:p text:style-name="P3"><text:span text:style-name="T7">Elle simule l'objet, le réel. </text:span></text:p>
      <text:p text:style-name="P3"><text:span text:style-name="T7">Confusion avec le monde de l'art et le média, et aussi avec les objets de consommation de l'époque. </text:span></text:p>
      <text:p text:style-name="P3"><text:span text:style-name="T7">Caractéristiques de l'image numérique : </text:span></text:p>
      <text:list text:style-name="L4">
        <text:list-item>
          <text:p text:style-name="P4"><text:span text:style-name="T7">C'est une image-matrice capable de créer elle-même car elle est intimement solidaire des circuits de l'ordinateur et du programme qui la génère.</text:span></text:p>
        </text:list-item>
      </text:list>
      <text:p text:style-name="P5"><text:span text:style-name="T7">Simulation du réel et pas juste de l'optique.</text:span></text:p>
      <text:p text:style-name="P5"><text:span text:style-name="T7">Elle n'a pas de lieu.</text:span></text:p>
      <text:list text:style-name="L6">
        <text:list-item>
          <text:p text:style-name="P6"><text:span text:style-name="T7">L'image numérique tient dans son rapport au langage. Le langage programmatique opère comme une sorte de relais entre les intentions de l'auteur et l'image mais aussi entre l'image et l'objet à figurer.</text:span></text:p>
        </text:list-item>
        <text:list-item>
          <text:p text:style-name="P6"><text:span text:style-name="T7">L'image à une faculté à se voir sur un mode nouveau, une modification de ses formes, elle dure un certain temps. L'interactivité peut être simple ou très complexe. Cette image on peut la toucher, la manipuler, la pénétrer, elle nous obéit au doigt et à l’</text:span><text:span text:style-name="T8">œil, elle r</text:span><text:span text:style-name="T9">épond dans certains cas à la voix.</text:span></text:p>
        </text:list-item>
      </text:list>
      <text:p text:style-name="P7"><text:span text:style-name="T9">L'image est devenue un univers immédiatement accessible au sein duquel le regardeur a le loisir de pénétrer, d'aller et venir et de laisser sa trace. Constamment modifiable et modifiée.</text:span></text:p>
      <text:p text:style-name="P7"><text:span text:style-name="T9">Elle n'a pas de lieu.</text:span></text:p>
      <text:p text:style-name="P7"><text:span text:style-name="T10"/></text:p>
      <text:p text:style-name="P7"><text:span text:style-name="T11">Couchot dit qu'on est plus dans un modèle linéaire<text:s/></text:span><text:span text:style-name="T12">→</text:span><text:span text:style-name="T13"><text:s/>Tout fait réseau</text:span></text:p>
      <text:p text:style-name="P7"><text:span text:style-name="T14"/></text:p>
      <text:p text:style-name="P7"><text:span text:style-name="T15">Émetteur<text:s/></text:span><text:span text:style-name="T16">→</text:span><text:span text:style-name="T17"><text:s/>Message/Media<text:s/></text:span><text:span text:style-name="T18">→</text:span><text:span text:style-name="T19"><text:s/>Destinataire<text:s/></text:span><text:span text:style-name="T20">→</text:span><text:span text:style-name="T21"><text:s/>Reviens à émetteur</text:span></text:p>
      <text:p text:style-name="P7"><text:span text:style-name="T22"/></text:p>
      <text:p text:style-name="P7"><text:span text:style-name="T23">L'image ne devient plus un média mais les médias se mix entre eux. Un brassage de média, il est du coup plus pertinent de parler de nouvelles technologies de l’immédiateté, de médias. Des images organiques ou l'auteur devient message et message devient lui-même auteur, ainsi que le visiteur.</text:span></text:p>
      <text:p text:style-name="P7"><text:span text:style-name="T24"/></text:p>
      <text:p text:style-name="P7"><text:span text:style-name="T25">Grâce à ses médias le but de chacun n'est plus de communiquer. C'est de commuter, de muter ensemble, de se connecter, de se brancher. Multiplier ses identités, vivre sur plusieurs plans en même temps, changer d'identité à souhaits, se connecter sur des mondes parallèles.</text:span><text:span text:style-name="T26"/></text:p>
      <text:p text:style-name="P7"><text:span text:style-name="T27"/></text:p>
      <text:p text:style-name="P7"><text:span text:style-name="T28">La perception du temps elle aussi en est affectée ; le temps des Immédiats qu'on pourrait appeler « Uchronique » et qui correspond à l'image utopique. Non temporel et non lieu.</text:span></text:p>
      <text:p text:style-name="P7"><text:span text:style-name="T29"/></text:p>
      <text:p text:style-name="P7"><text:span text:style-name="T30">On parle enfin d'art hybride, ce qui est encore flou à l'heure actuelle.</text:span></text:p>
      <text:p text:style-name="P7"><text:span text:style-name="T31"/></text:p>
      <text:p text:style-name="P7"><text:span text:style-name="T32">Wittgenstein : « Le sens, c'est ce qui sert », mais « le sens, c'est ce qui change ».</text:span></text:p>
      <text:p text:style-name="P7"><text:span text:style-name="T32">Co-présences d'images et d'intéractions<text:s/></text:span><text:span text:style-name="T33">–</text:span><text:span text:style-name="T34"><text:s/>Anne Marie Morice 2008<text:s/></text:span><text:span text:style-name="T35">–</text:span><text:span text:style-name="T36"><text:s/>Arts num</text:span><text:span text:style-name="T37">ériques<text:s/></text:span><text:span text:style-name="T38">–</text:span><text:span text:style-name="T39"><text:s/>musique et culture digital.</text:span></text:p>
      <text:p text:style-name="P7"><text:span text:style-name="T40"/></text:p>
      <text:p text:style-name="P7"><text:span text:style-name="T41">Le numérique n'est plus un phénomène hors du commun. Il n'est donc pas forcément un progrès mais parfois l'inverse.</text:span></text:p>
      <text:p text:style-name="P7"><text:span text:style-name="T42"/></text:p>
      <text:p text:style-name="P7"><text:span text:style-name="T43">Ce demander si cet emploi participe à des nouvelles formes artistiques, voire à une nouvelle façon d'appréhender l'art et de le partager socialement.</text:span></text:p>
      <text:p text:style-name="P7"><text:span text:style-name="T44"/></text:p>
      <text:p text:style-name="P7"><text:span text:style-name="T45">L'image et l'installation.</text:span></text:p>
      <text:p text:style-name="P7"><text:span text:style-name="T46"/></text:p>
      <text:p text:style-name="P7"><text:span text:style-name="T47">L'image participe à l'économie tout en restant un support privilégié de recherche artistique.</text:span></text:p>
      <text:p text:style-name="P7"><text:span text:style-name="T47">Ces « nouvelles images » semblent avoir perdu leur pouvoir instituant. Elle deviennent des transimages car elle traverse et sont traversées par les différents genres et formes qu'elles empruntent.</text:span></text:p>
      <text:p text:style-name="P7"><text:span text:style-name="T47">Certaints sont tentés de revenir à un minimalisme des représentations. D'autres au contraire vont rompre avec le fil ténu de l'origine et au contraire travailler sur l'illusion, le simulacre, le masque, la transformation.</text:span></text:p>
      <text:p text:style-name="P7"><text:span text:style-name="T47">Donnée deviennent des<text:s/></text:span><text:span text:style-name="T48">œuvres.</text:span></text:p>
      <text:p text:style-name="P7"><text:span text:style-name="T49"/></text:p>
      <text:p text:style-name="P7"><text:span text:style-name="T50">Brigitte Zieger. </text:span></text:p>
      <text:p text:style-name="P7"><text:span text:style-name="T50">FLUX<text:s/></text:span><text:span text:style-name="T51">–</text:span><text:span text:style-name="T52"><text:s/>Binary Waves<text:s/></text:span><text:span text:style-name="T53">–</text:span><text:span text:style-name="T54"><text:s/>Sculture cybern</text:span><text:span text:style-name="T55">étique, intelligente et sensible.</text:span></text:p>
      <text:p text:style-name="P7"><text:span text:style-name="T56"/></text:p>
      <text:p text:style-name="P7"><text:span text:style-name="T57">Des installations qui interagissent avec leur espace. Cela relie les uns au autres et nous « exposent » au détriment parfois de notre sphère privée.</text:span></text:p>
      <text:p text:style-name="P7"><text:span text:style-name="T58"/></text:p>
      <text:p text:style-name="P7"><text:span text:style-name="T59">Cela renforce le texte de couchot<text:s/></text:span><text:span text:style-name="T60">→</text:span><text:span text:style-name="T61"><text:s/>renforce le fait qu'il avait raison.</text:span></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3">Jean Jacques Gay<text:s/></text:span><text:span text:style-name="T64">–</text:span><text:span text:style-name="T65"><text:s/>L'écran démoniaque.</text:span></text:p>
      <text:p text:style-name="P7"><text:span text:style-name="T66"/></text:p>
      <text:p text:style-name="P7"><text:span text:style-name="T67">L'écrivain est le premier lecteur, le réalisateur est le premier spectateur</text:span></text:p>
      <text:p text:style-name="P7"><text:span text:style-name="T68"/></text:p>
      <text:p text:style-name="P7"><text:span text:style-name="T69">Question : est ce que le cinéma peut rendre le spectateur acteur ?</text:span></text:p>
      <text:p text:style-name="P7"><text:span text:style-name="T70"/></text:p>
      <text:p text:style-name="P7"><text:span text:style-name="T71">Jean-Luc Godard se confronte physiquement à l'écran. Il interroge le cinéma en faisant du cinéma.</text:span></text:p>
      <text:p text:style-name="P7"><text:span text:style-name="T71">Un autre bien connu qui interroge c'est Hitchcock. Parlant lui de l'importance de la salle du cinéma, enfermé dans un procédé immersif.</text:span></text:p>
      <text:p text:style-name="P7"><text:span text:style-name="T72"/></text:p>
      <text:p text:style-name="P7"><text:span text:style-name="T73">On regarde des films qu'on ne désire pas.</text:span></text:p>
      <text:p text:style-name="P7"><text:span text:style-name="T74"/></text:p>
      <text:p text:style-name="P7"><text:span text:style-name="T75">Maurice Benayoun - cosmopolis</text:span></text:p>
      <text:p text:style-name="P7"><text:span text:style-name="T76"/></text:p>
      <text:p text:style-name="P7"><text:span text:style-name="T77">Il est perdu dans un monde d'image, il veut en prendre plein la vue.</text:span></text:p>
      <text:p text:style-name="P7"><text:span text:style-name="T78"/></text:p>
      <text:p text:style-name="P7"><text:span text:style-name="T79">On parle aussi d'immersion.</text:span></text:p>
      <text:p text:style-name="P7"><text:span text:style-name="T80"/></text:p>
      <text:p text:style-name="P7"><text:span text:style-name="T81">Le rapport entre une représentation et le passage à tout autre chose. Les représentations n'ont plus de son, elles ne deviennent plus rien. Plus on entre dans l'image plus on la fige. Thierry Knacky. (attention ce n'est pas un flim sur thierry knacky que nous avions visionné, c'est d'un autre Thierry, merci.) </text:span></text:p>
      <text:p text:style-name="P7"><text:span text:style-name="T82"/></text:p>
      <text:p text:style-name="P7"><text:span text:style-name="T83">Spectateur Augmenté !!</text:span></text:p>
      <text:p text:style-name="P7"><text:span text:style-name="T83">Projection contemporaine, le spectateur doit donner de sa personne.</text:span></text:p>
      <text:p text:style-name="P7"><text:span text:style-name="T83">Alain Fleisher .</text:span></text:p>
      <text:p text:style-name="P7"><text:span text:style-name="T84"/></text:p>
      <text:p text:style-name="P7"><text:span text:style-name="T84"/></text:p>
      <text:p text:style-name="P7"><text:span text:style-name="T84"/></text:p>
      <text:p text:style-name="P7"><text:span text:style-name="T85">Five in two one<text:s/></text:span><text:span text:style-name="T86">–</text:span><text:span text:style-name="T87"><text:s/>2</text:span></text:p>
      <text:p text:style-name="P7"><text:span text:style-name="T88"/></text:p>
      <text:p text:style-name="P7"><text:span text:style-name="T89">Jeff Itcho</text:span></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0"/></text:p>
      <text:p text:style-name="P7"><text:span text:style-name="T91">15-11-2016</text:span></text:p>
      <text:p text:style-name="P7"><text:span text:style-name="T92"/></text:p>
      <text:p text:style-name="P7"><text:span text:style-name="T93">Vendredi 25 journée forum<text:s/></text:span><text:span text:style-name="T94">–</text:span><text:span text:style-name="T95"><text:s/>Vice Versa 3<text:s/></text:span><text:span text:style-name="T96">–</text:span><text:span text:style-name="T97"><text:s/>RTBF Li</text:span><text:span text:style-name="T98">ège 9h<text:s/></text:span><text:span text:style-name="T99">–</text:span><text:span text:style-name="T100"><text:s/>18h</text:span></text:p>
      <text:p text:style-name="P7"><text:span text:style-name="T101">apres gare prendre bus traverser deux pont et on y est. </text:span></text:p>
      <text:p text:style-name="P7"><text:span text:style-name="T101">Rester jusqu'à la fin. S'il vous plait.</text:span></text:p>
      <text:p text:style-name="P7"><text:span text:style-name="T102"/></text:p>
      <text:p text:style-name="P7"><text:span text:style-name="T102"/></text:p>
      <text:p text:style-name="P7"><text:span text:style-name="T103">Le beau numérique<text:s/></text:span><text:span text:style-name="T104">–</text:span><text:span text:style-name="T105"><text:s/>Byung-Chulhan<text:s/></text:span><text:span text:style-name="T106">« Sauvons le beau l'esthétique à l'ère numérique ».</text:span></text:p>
      <text:p text:style-name="P7"><text:span text:style-name="T107"/></text:p>
      <text:p text:style-name="P7"><text:span text:style-name="T107"/></text:p>
      <text:p text:style-name="P7"><text:span text:style-name="T107"/></text:p>
      <text:p text:style-name="P7"><text:span text:style-name="T108">Un interstice impalpable les mutations de l'espace théatral opérées par les technologies numériques</text:span></text:p>
      <text:p text:style-name="P7"><text:span text:style-name="T109"/></text:p>
      <text:p text:style-name="P7"><text:span text:style-name="T110">Les performances de danse et de théatre ont lieu dans des endroits différents ou part des formes différentes.</text:span></text:p>
      <text:p text:style-name="P7"><text:span text:style-name="T110">Les technologies transforment le théatre comme un lieu physique mais aussi voir comment celles-ci ont permis d'inventer de nouveaux lieux de la représentation des putes à clic.</text:span></text:p>
      <text:p text:style-name="P7"><text:span text:style-name="T110">Tout espace peut être décrit avec des référents objectifs tel que ses mensurations, ses couleurs, son positionnement géographique mais, également avec des référents intimement liés à celui qui l'observe tel que les signes, les émotions, les souvenirs, les associations qu'il suscite chez lui, comment il s'y situe, comment il le traverse. </text:span></text:p>
      <text:p text:style-name="P7"><text:span text:style-name="T110">Un espace ordinal géométrique (topos), un espace que l'on mesure et un espace investi, un espace vécu (le lieu) une étendue que l'on respire.</text:span></text:p>
      <text:p text:style-name="P7"><text:span text:style-name="T110">Les gestes du perfomeur permettent aussi par le biais des interfaces numériques de le modifier physiquement ouvrant une nouvelle relation entre l'artiste, le spectateur et un espace. </text:span></text:p>
      <text:p text:style-name="P7"><text:span text:style-name="T110">Intéragir avec la structure physique.</text:span></text:p>
      <text:p text:style-name="P7"><text:span text:style-name="T110">Scène numérique devient un ordinateur, grace au support numérique tel qu'internet ou à certain support hors ligne.</text:span></text:p>
      <text:p text:style-name="P7"><text:span text:style-name="T110">On entre dans le terme de la jouabilité de la performance.</text:span></text:p>
      <text:p text:style-name="P7"><text:span text:style-name="T110">Michel Foucault. Hétérotype.</text:span></text:p>
      <text:p text:style-name="P7"><text:span text:style-name="T1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